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ro1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1.5pt solid #000000" fo:border-right="none" fo:border-top="1.5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00a933" fo:border-left="1.5pt solid #000000" fo:border-right="none" fo:border-top="none"/>
    </style:style>
    <style:style style:name="ce4" style:family="table-cell" style:parent-style-name="Default">
      <style:table-cell-properties fo:border-bottom="1.5pt solid #000000" fo:background-color="#00a933" fo:border-left="1.5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1.5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order-bottom="1.5pt solid #000000" fo:background-color="#00a933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1.5pt solid #000000" fo:border-top="1.5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00a933" fo:border-left="none" fo:border-right="1.5pt solid #000000" fo:border-top="none"/>
    </style:style>
    <style:style style:name="ce10" style:family="table-cell" style:parent-style-name="Default">
      <style:table-cell-properties fo:border-bottom="1.5pt solid #000000" fo:background-color="#00a933" fo:border-left="none" fo:border-right="1.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F_2_METRIC__gscv_method_comparison_dump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/>
          <table:table-cell table:style-name="ce2" office:value-type="string" calcext:value-type="string">
            <text:p>sklearn_refit_False_post_init</text:p>
          </table:table-cell>
          <table:table-cell table:style-name="ce5" office:value-type="string" calcext:value-type="string">
            <text:p>dask_refit_False_post_init</text:p>
          </table:table-cell>
          <table:table-cell table:style-name="ce5" office:value-type="string" calcext:value-type="string">
            <text:p>gstcv_sklearn_refit_False_post_init</text:p>
          </table:table-cell>
          <table:table-cell table:style-name="ce8" office:value-type="string" calcext:value-type="string">
            <text:p>gstcv_dask_refit_False_post_init</text:p>
          </table:table-cell>
          <table:table-cell table:style-name="ce2" office:value-type="string" calcext:value-type="string">
            <text:p>sklearn_refit_balanced_accuracy_post_init</text:p>
          </table:table-cell>
          <table:table-cell table:style-name="ce5" office:value-type="string" calcext:value-type="string">
            <text:p>dask_refit_balanced_accuracy_post_init</text:p>
          </table:table-cell>
          <table:table-cell table:style-name="ce5" office:value-type="string" calcext:value-type="string">
            <text:p>gstcv_sklearn_refit_balanced_accuracy_post_init</text:p>
          </table:table-cell>
          <table:table-cell table:style-name="ce8" office:value-type="string" calcext:value-type="string">
            <text:p>gstcv_dask_refit_balanced_accuracy_post_init</text:p>
          </table:table-cell>
          <table:table-cell table:style-name="ce2" office:value-type="string" calcext:value-type="string">
            <text:p>sklearn_refit_refit_fxn_post_init</text:p>
          </table:table-cell>
          <table:table-cell table:style-name="ce5" office:value-type="string" calcext:value-type="string">
            <text:p>dask_refit_refit_fxn_post_init</text:p>
          </table:table-cell>
          <table:table-cell table:style-name="ce5" office:value-type="string" calcext:value-type="string">
            <text:p>gstcv_sklearn_refit_refit_fxn_post_init</text:p>
          </table:table-cell>
          <table:table-cell table:style-name="ce8" office:value-type="string" calcext:value-type="string">
            <text:p>gstcv_dask_refit_refit_fxn_post_init</text:p>
          </table:table-cell>
          <table:table-cell table:style-name="ce2" office:value-type="string" calcext:value-type="string">
            <text:p>sklearn_refit_False_post_fit</text:p>
          </table:table-cell>
          <table:table-cell table:style-name="ce5" office:value-type="string" calcext:value-type="string">
            <text:p>dask_refit_False_post_fit</text:p>
          </table:table-cell>
          <table:table-cell table:style-name="ce5" office:value-type="string" calcext:value-type="string">
            <text:p>gstcv_sklearn_refit_False_post_fit</text:p>
          </table:table-cell>
          <table:table-cell table:style-name="ce8" office:value-type="string" calcext:value-type="string">
            <text:p>gstcv_dask_refit_False_post_fit</text:p>
          </table:table-cell>
          <table:table-cell table:style-name="ce2" office:value-type="string" calcext:value-type="string">
            <text:p>sklearn_refit_balanced_accuracy_post_fit</text:p>
          </table:table-cell>
          <table:table-cell table:style-name="ce5" office:value-type="string" calcext:value-type="string">
            <text:p>dask_refit_balanced_accuracy_post_fit</text:p>
          </table:table-cell>
          <table:table-cell table:style-name="ce5" office:value-type="string" calcext:value-type="string">
            <text:p>gstcv_sklearn_refit_balanced_accuracy_post_fit</text:p>
          </table:table-cell>
          <table:table-cell table:style-name="ce8" office:value-type="string" calcext:value-type="string">
            <text:p>gstcv_dask_refit_balanced_accuracy_post_fit</text:p>
          </table:table-cell>
          <table:table-cell table:style-name="ce2" office:value-type="string" calcext:value-type="string">
            <text:p>sklearn_refit_refit_fxn_post_fit</text:p>
          </table:table-cell>
          <table:table-cell table:style-name="ce5" office:value-type="string" calcext:value-type="string">
            <text:p>dask_refit_refit_fxn_post_fit</text:p>
          </table:table-cell>
          <table:table-cell table:style-name="ce5" office:value-type="string" calcext:value-type="string">
            <text:p>gstcv_sklearn_refit_refit_fxn_post_fit</text:p>
          </table:table-cell>
          <table:table-cell table:style-name="ce8" office:value-type="string" calcext:value-type="string">
            <text:p>gstcv_dask_refit_refit_fxn_post_fit</text:p>
          </table:table-cell>
          <table:table-cell table:style-name="ce1" table:number-columns-repeated="999"/>
        </table:table-row>
        <table:table-row table:style-name="ro1">
          <table:table-cell office:value-type="string" calcext:value-type="string">
            <text:p>decision_function</text:p>
          </table:table-cell>
          <table:table-cell table:style-name="ce3" office:value-type="string" calcext:value-type="string">
            <text:p>This 'GridSearchCV' has no attribute 'decision_function'</text:p>
          </table:table-cell>
          <table:table-cell table:style-name="ce6" office:value-type="string" calcext:value-type="string">
            <text:p>This GridSearchCV instance was initialized with refit=False. decision_function is available only after refitting on the best parameters.</text:p>
          </table:table-cell>
          <table:table-cell table:style-name="ce6" office:value-type="string" calcext:value-type="string">
            <text:p>This GridSearchCV instance was initialized with `refit=False`. predict_proba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This GridSearchCV instance was initialized with `refit=False`. predict_proba is available only after refitting on the best parameters. You can refit an estimator manually using the `best_params_` attribute</text:p>
          </table:table-cell>
          <table:table-cell table:style-name="ce3" office:value-type="string" calcext:value-type="string">
            <text:p>This GridSearchCV instance is not fitted yet. Call 'fit' with appropriate arguments before using this estimator.</text:p>
          </table:table-cell>
          <table:table-cell table:number-columns-repeated="2"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9" office:value-type="string" calcext:value-type="string">
            <text:p>This GridSearchCV instance is not fitted yet. Call 'fit' with appropriate arguments before using this estimator.</text:p>
          </table:table-cell>
          <table:table-cell table:style-name="ce3" office:value-type="string" calcext:value-type="string">
            <text:p>This GridSearchCV instance is not fitted yet. Call 'fit' with appropriate arguments before using this estimator.</text:p>
          </table:table-cell>
          <table:table-cell table:number-columns-repeated="2"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9" office:value-type="string" calcext:value-type="string">
            <text:p>This GridSearchCV instance is not fitted yet. Call 'fit' with appropriate arguments before using this estimator.</text:p>
          </table:table-cell>
          <table:table-cell table:style-name="ce3" office:value-type="string" calcext:value-type="string">
            <text:p>This 'GridSearchCV' has no attribute 'decision_function'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This GridSearchCV instance was initialized with `refit=False`. predict_proba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This GridSearchCV instance was initialized with `refit=False`. predict_proba is available only after refitting on the best parameters. You can refit an estimator manually using the `best_params_` attribute</text:p>
          </table:table-cell>
          <table:table-cell table:style-name="ce3" office:value-type="string" calcext:value-type="string">
            <text:p>[ 0.58049489  0.08470554  0.79363129 -0.31147156 -0.72573179 -1.09742215</text:p>
            <text:p>  0.61518185  0.68584372 -1.25669335  0.832267    0.70210136 -1.2953404</text:p>
            <text:p>  1.85639023 -1.40608019 -0.08679467 -2.46159745  0.54476666  0.75149189</text:p>
            <text:p>  0.79035916  0.71605366]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[ 1.63480161  0.39328732  1.81864988 -1.39872406 -2.59933878 -3.7379306</text:p>
            <text:p>  1.08616909  1.6497195  -4.13736185  1.82874954  1.51448294 -4.32644537</text:p>
            <text:p>  4.09142009 -3.94716139 -0.70782846 -6.86324623  1.26558515  1.79779229</text:p>
            <text:p>  1.55619754  1.67114808]</text:p>
          </table:table-cell>
          <table:table-cell table:style-name="ce9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style-name="ce3" office:value-type="string" calcext:value-type="string">
            <text:p>[ 0.58049489  0.08470554  0.79363129 -0.31147156 -0.72573179 -1.09742215</text:p>
            <text:p>  0.61518185  0.68584372 -1.25669335  0.832267    0.70210136 -1.2953404</text:p>
            <text:p>  1.85639023 -1.40608019 -0.08679467 -2.46159745  0.54476666  0.75149189</text:p>
            <text:p>  0.79035916  0.71605366]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[ 0.58049489  0.08470554  0.79363129 -0.31147156 -0.72573179 -1.09742215</text:p>
            <text:p>  0.61518185  0.68584372 -1.25669335  0.832267    0.70210136 -1.2953404</text:p>
            <text:p>  1.85639023 -1.40608019 -0.08679467 -2.46159745  0.54476666  0.75149189</text:p>
            <text:p>  0.79035916  0.71605366]</text:p>
          </table:table-cell>
          <table:table-cell table:style-name="ce9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et_metadata_routing</text:p>
          </table:table-cell>
          <table:table-cell table:style-name="ce3" office:value-type="string" calcext:value-type="string">
            <text:p>{'estimator': {'mapping': [{'callee': 'fit', 'caller': 'fit'}], 'router': {'fit': {'sample_weight': None}, 'score': {'sample_weight': None}}}, 'scorer': {'mapping': [{'callee': 'score', 'caller': 'score'}, {'callee': 'score', 'caller': 'fit'}], 'router': {'accuracy': {'mapping': [{'callee': 'score', 'caller': 'score'}], 'router': {}}, 'balanced_accuracy': {'mapping': [{'callee': 'score', 'caller': 'score'}], 'router': {}}}}, 'splitter': {'mapping': [{'callee': 'split', 'caller': 'fit'}], 'router': {}}}</text:p>
          </table:table-cell>
          <table:table-cell table:style-name="ce6" office:value-type="string" calcext:value-type="string">
            <text:p>{'fit': {'groups': None}}</text:p>
          </table:table-cell>
          <table:table-cell table:style-name="ce6" office:value-type="string" calcext:value-type="string">
            <text:p>get_metadata_routing is not implemented in GridSearchThresholdCV</text:p>
          </table:table-cell>
          <table:table-cell table:style-name="ce9" office:value-type="string" calcext:value-type="string">
            <text:p>get_metadata_routing is not implemented in GridSearchThresholdCV</text:p>
          </table:table-cell>
          <table:table-cell table:style-name="ce3" office:value-type="string" calcext:value-type="string">
            <text:p>{'estimator': {'mapping': [{'callee': 'fit', 'caller': 'fit'}], 'router': {'fit': {'sample_weight': None}, 'score': {'sample_weight': None}}}, 'scorer': {'mapping': [{'callee': 'score', 'caller': 'score'}, {'callee': 'score', 'caller': 'fit'}], 'router': {'accuracy': {'mapping': [{'callee': 'score', 'caller': 'score'}], 'router': {}}, 'balanced_accuracy': {'mapping': [{'callee': 'score', 'caller': 'score'}], 'router': {}}}}, 'splitter': {'mapping': [{'callee': 'split', 'caller': 'fit'}], 'router': {}}}</text:p>
          </table:table-cell>
          <table:table-cell table:style-name="ce6" office:value-type="string" calcext:value-type="string">
            <text:p>{'fit': {'groups': None}}</text:p>
          </table:table-cell>
          <table:table-cell table:style-name="ce6" office:value-type="string" calcext:value-type="string">
            <text:p>get_metadata_routing is not implemented in GridSearchThresholdCV</text:p>
          </table:table-cell>
          <table:table-cell table:style-name="ce9" office:value-type="string" calcext:value-type="string">
            <text:p>get_metadata_routing is not implemented in GridSearchThresholdCV</text:p>
          </table:table-cell>
          <table:table-cell table:style-name="ce3" office:value-type="string" calcext:value-type="string">
            <text:p>{'estimator': {'mapping': [{'callee': 'fit', 'caller': 'fit'}], 'router': {'fit': {'sample_weight': None}, 'score': {'sample_weight': None}}}, 'scorer': {'mapping': [{'callee': 'score', 'caller': 'score'}, {'callee': 'score', 'caller': 'fit'}], 'router': {'accuracy': {'mapping': [{'callee': 'score', 'caller': 'score'}], 'router': {}}, 'balanced_accuracy': {'mapping': [{'callee': 'score', 'caller': 'score'}], 'router': {}}}}, 'splitter': {'mapping': [{'callee': 'split', 'caller': 'fit'}], 'router': {}}}</text:p>
          </table:table-cell>
          <table:table-cell table:style-name="ce6" office:value-type="string" calcext:value-type="string">
            <text:p>{'fit': {'groups': None}}</text:p>
          </table:table-cell>
          <table:table-cell table:style-name="ce6" office:value-type="string" calcext:value-type="string">
            <text:p>get_metadata_routing is not implemented in GridSearchThresholdCV</text:p>
          </table:table-cell>
          <table:table-cell table:style-name="ce9" office:value-type="string" calcext:value-type="string">
            <text:p>get_metadata_routing is not implemented in GridSearchThresholdCV</text:p>
          </table:table-cell>
          <table:table-cell table:style-name="ce3" office:value-type="string" calcext:value-type="string">
            <text:p>{'estimator': {'mapping': [{'callee': 'fit', 'caller': 'fit'}], 'router': {'fit': {'sample_weight': None}, 'score': {'sample_weight': None}}}, 'scorer': {'mapping': [{'callee': 'score', 'caller': 'score'}, {'callee': 'score', 'caller': 'fit'}], 'router': {'accuracy': {'mapping': [{'callee': 'score', 'caller': 'score'}], 'router': {}}, 'balanced_accuracy': {'mapping': [{'callee': 'score', 'caller': 'score'}], 'router': {}}}}, 'splitter': {'mapping': [{'callee': 'split', 'caller': 'fit'}], 'router': {}}}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get_metadata_routing is not implemented in GridSearchThresholdCV</text:p>
          </table:table-cell>
          <table:table-cell table:style-name="ce9" office:value-type="string" calcext:value-type="string">
            <text:p>get_metadata_routing is not implemented in GridSearchThresholdCV</text:p>
          </table:table-cell>
          <table:table-cell table:style-name="ce3" office:value-type="string" calcext:value-type="string">
            <text:p>{'estimator': {'mapping': [{'callee': 'fit', 'caller': 'fit'}], 'router': {'fit': {'sample_weight': None}, 'score': {'sample_weight': None}}}, 'scorer': {'mapping': [{'callee': 'score', 'caller': 'score'}, {'callee': 'score', 'caller': 'fit'}], 'router': {'accuracy': {'mapping': [{'callee': 'score', 'caller': 'score'}], 'router': {}}, 'balanced_accuracy': {'mapping': [{'callee': 'score', 'caller': 'score'}], 'router': {}}}}, 'splitter': {'mapping': [{'callee': 'split', 'caller': 'fit'}], 'router': {}}}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get_metadata_routing is not implemented in GridSearchThresholdCV</text:p>
          </table:table-cell>
          <table:table-cell table:style-name="ce9" office:value-type="string" calcext:value-type="string">
            <text:p>get_metadata_routing is not implemented in GridSearchThresholdCV</text:p>
          </table:table-cell>
          <table:table-cell table:style-name="ce3" office:value-type="string" calcext:value-type="string">
            <text:p>{'estimator': {'mapping': [{'callee': 'fit', 'caller': 'fit'}], 'router': {'fit': {'sample_weight': None}, 'score': {'sample_weight': None}}}, 'scorer': {'mapping': [{'callee': 'score', 'caller': 'score'}, {'callee': 'score', 'caller': 'fit'}], 'router': {'accuracy': {'mapping': [{'callee': 'score', 'caller': 'score'}], 'router': {}}, 'balanced_accuracy': {'mapping': [{'callee': 'score', 'caller': 'score'}], 'router': {}}}}, 'splitter': {'mapping': [{'callee': 'split', 'caller': 'fit'}], 'router': {}}}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get_metadata_routing is not implemented in GridSearchThresholdCV</text:p>
          </table:table-cell>
          <table:table-cell table:style-name="ce9" office:value-type="string" calcext:value-type="string">
            <text:p>get_metadata_routing is not implemented in GridSearchThresholdCV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get_params</text:p>
          </table:table-cell>
          <table:table-cell table:style-name="ce3" office:value-type="string" calcext:value-type="string">
            <text:p>{'cv': None, 'error_score': nan, 'estimator__C': 1.0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estimator': LogisticRegression(max_iter=10000, tol=1e-06), 'n_jobs': None, 'param_grid': {'C': array([1.e-02, 1.e-01, 1.e+00, 1.e+01, 1.e+02])}, 'pre_dispatch': '2*n_jobs', 'refit': False, 'return_train_score': False, 'scoring': ['accuracy', 'balanced_accuracy'], 'verbose': 0}</text:p>
          </table:table-cell>
          <table:table-cell table:style-name="ce6" office:value-type="string" calcext:value-type="string">
            <text:p>{'cache_cv': True, 'cv': None, 'error_score': 'raise', 'estimator__C': 1.0, 'estimator__class_weight': None, 'estimator__dual': False, 'estimator__fit_intercept': False, 'estimator__intercept_scaling': 1.0, 'estimator__max_iter': 10000, 'estimator__multi_class': 'ovr', 'estimator__n_jobs': 1, 'estimator__penalty': 'l2', 'estimator__random_state': None, 'estimator__solver': 'lbfgs', 'estimator__solver_kwargs': None, 'estimator__tol': 1e-06, 'estimator__verbose': 0, 'estimator__warm_start': False, 'estimator': LogisticRegression(fit_intercept=False, max_iter=10000, solver='lbfgs',</text:p>
            <text:p>                   tol=1e-06), 'iid': True, 'n_jobs': -1, 'param_grid': {'C': array([1.e-02, 1.e-01, 1.e+00, 1.e+01, 1.e+02])}, 'refit': False, 'return_train_score': False, 'scheduler': None, 'scoring': ['accuracy', 'balanced_accuracy']}</text:p>
          </table:table-cell>
          <table:table-cell table:style-name="ce6" office:value-type="string" calcext:value-type="string">
            <text:p>{'cv': None, 'error_score': nan, 'estimator': LogisticRegression(max_iter=10000, tol=1e-06), 'estimator__C': 1.0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n_jobs': None, 'param_grid': {'C': array([1.e-02, 1.e-01, 1.e+00, 1.e+01, 1.e+02])}, 'pre_dispatch': '2*n_jobs', 'refit': False, 'return_train_score': False, 'scoring': ['accuracy', 'balanced_accuracy'], 'verbose': 0}</text:p>
          </table:table-cell>
          <table:table-cell table:style-name="ce9" office:value-type="string" calcext:value-type="string">
            <text:p>{'cache_cv': True, 'cv': None, 'error_score': nan, 'estimator': LogisticRegression(fit_intercept=False, max_iter=10000, solver='lbfgs',</text:p>
            <text:p>                   tol=1e-06), 'estimator__C': 1.0, 'estimator__class_weight': None, 'estimator__dual': False, 'estimator__fit_intercept': False, 'estimator__intercept_scaling': 1.0, 'estimator__max_iter': 10000, 'estimator__multi_class': 'ovr', 'estimator__n_jobs': 1, 'estimator__penalty': 'l2', 'estimator__random_state': None, 'estimator__solver': 'lbfgs', 'estimator__solver_kwargs': None, 'estimator__tol': 1e-06, 'estimator__verbose': 0, 'estimator__warm_start': False, 'iid': True, 'n_jobs': None, 'param_grid': {'C': array([1.e-02, 1.e-01, 1.e+00, 1.e+01, 1.e+02])}, 'refit': False, 'return_train_score': False, 'scheduler': None, 'scoring': ['accuracy', 'balanced_accuracy']}</text:p>
          </table:table-cell>
          <table:table-cell table:style-name="ce3" office:value-type="string" calcext:value-type="string">
            <text:p>{'cv': None, 'error_score': nan, 'estimator__C': 1.0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estimator': LogisticRegression(max_iter=10000, tol=1e-06), 'n_jobs': None, 'param_grid': {'C': array([1.e-02, 1.e-01, 1.e+00, 1.e+01, 1.e+02])}, 'pre_dispatch': '2*n_jobs', 'refit': 'balanced_accuracy', 'return_train_score': False, 'scoring': ['accuracy', 'balanced_accuracy'], 'verbose': 0}</text:p>
          </table:table-cell>
          <table:table-cell table:style-name="ce6" office:value-type="string" calcext:value-type="string">
            <text:p>{'cache_cv': True, 'cv': None, 'error_score': 'raise', 'estimator__C': 1.0, 'estimator__class_weight': None, 'estimator__dual': False, 'estimator__fit_intercept': False, 'estimator__intercept_scaling': 1.0, 'estimator__max_iter': 10000, 'estimator__multi_class': 'ovr', 'estimator__n_jobs': 1, 'estimator__penalty': 'l2', 'estimator__random_state': None, 'estimator__solver': 'lbfgs', 'estimator__solver_kwargs': None, 'estimator__tol': 1e-06, 'estimator__verbose': 0, 'estimator__warm_start': False, 'estimator': LogisticRegression(fit_intercept=False, max_iter=10000, solver='lbfgs',</text:p>
            <text:p>                   tol=1e-06), 'iid': True, 'n_jobs': -1, 'param_grid': {'C': array([1.e-02, 1.e-01, 1.e+00, 1.e+01, 1.e+02])}, 'refit': 'balanced_accuracy', 'return_train_score': False, 'scheduler': None, 'scoring': ['accuracy', 'balanced_accuracy']}</text:p>
          </table:table-cell>
          <table:table-cell table:style-name="ce6" office:value-type="string" calcext:value-type="string">
            <text:p>{'cv': None, 'error_score': nan, 'estimator': LogisticRegression(max_iter=10000, tol=1e-06), 'estimator__C': 1.0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n_jobs': None, 'param_grid': {'C': array([1.e-02, 1.e-01, 1.e+00, 1.e+01, 1.e+02])}, 'pre_dispatch': '2*n_jobs', 'refit': 'balanced_accuracy', 'return_train_score': False, 'scoring': ['accuracy', 'balanced_accuracy'], 'verbose': 0}</text:p>
          </table:table-cell>
          <table:table-cell table:style-name="ce9" office:value-type="string" calcext:value-type="string">
            <text:p>{'cache_cv': True, 'cv': None, 'error_score': nan, 'estimator': LogisticRegression(fit_intercept=False, max_iter=10000, solver='lbfgs',</text:p>
            <text:p>                   tol=1e-06), 'estimator__C': 1.0, 'estimator__class_weight': None, 'estimator__dual': False, 'estimator__fit_intercept': False, 'estimator__intercept_scaling': 1.0, 'estimator__max_iter': 10000, 'estimator__multi_class': 'ovr', 'estimator__n_jobs': 1, 'estimator__penalty': 'l2', 'estimator__random_state': None, 'estimator__solver': 'lbfgs', 'estimator__solver_kwargs': None, 'estimator__tol': 1e-06, 'estimator__verbose': 0, 'estimator__warm_start': False, 'iid': True, 'n_jobs': None, 'param_grid': {'C': array([1.e-02, 1.e-01, 1.e+00, 1.e+01, 1.e+02])}, 'refit': 'balanced_accuracy', 'return_train_score': False, 'scheduler': None, 'scoring': ['accuracy', 'balanced_accuracy']}</text:p>
          </table:table-cell>
          <table:table-cell table:style-name="ce3" office:value-type="string" calcext:value-type="string">
            <text:p>{'cv': None, 'error_score': nan, 'estimator__C': 1.0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estimator': LogisticRegression(max_iter=10000, tol=1e-06), 'n_jobs': None, 'param_grid': {'C': array([1.e-02, 1.e-01, 1.e+00, 1.e+01, 1.e+02])}, 'pre_dispatch': '2*n_jobs', 'refit': &lt;function refit_fxn at 0x7f73c6b5ab60&gt;, 'return_train_score': False, 'scoring': ['accuracy', 'balanced_accuracy'], 'verbose': 0}</text:p>
          </table:table-cell>
          <table:table-cell table:style-name="ce6" office:value-type="string" calcext:value-type="string">
            <text:p>{'cache_cv': True, 'cv': None, 'error_score': 'raise', 'estimator__C': 1.0, 'estimator__class_weight': None, 'estimator__dual': False, 'estimator__fit_intercept': False, 'estimator__intercept_scaling': 1.0, 'estimator__max_iter': 10000, 'estimator__multi_class': 'ovr', 'estimator__n_jobs': 1, 'estimator__penalty': 'l2', 'estimator__random_state': None, 'estimator__solver': 'lbfgs', 'estimator__solver_kwargs': None, 'estimator__tol': 1e-06, 'estimator__verbose': 0, 'estimator__warm_start': False, 'estimator': LogisticRegression(fit_intercept=False, max_iter=10000, solver='lbfgs',</text:p>
            <text:p>                   tol=1e-06), 'iid': True, 'n_jobs': -1, 'param_grid': {'C': array([1.e-02, 1.e-01, 1.e+00, 1.e+01, 1.e+02])}, 'refit': &lt;function refit_fxn at 0x7f73c6b5ab60&gt;, 'return_train_score': False, 'scheduler': None, 'scoring': ['accuracy', 'balanced_accuracy']}</text:p>
          </table:table-cell>
          <table:table-cell table:style-name="ce6" office:value-type="string" calcext:value-type="string">
            <text:p>{'cv': None, 'error_score': nan, 'estimator': LogisticRegression(max_iter=10000, tol=1e-06), 'estimator__C': 1.0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n_jobs': None, 'param_grid': {'C': array([1.e-02, 1.e-01, 1.e+00, 1.e+01, 1.e+02])}, 'pre_dispatch': '2*n_jobs', 'refit': &lt;function refit_fxn at 0x7f73c6b5ab60&gt;, 'return_train_score': False, 'scoring': ['accuracy', 'balanced_accuracy'], 'verbose': 0}</text:p>
          </table:table-cell>
          <table:table-cell table:style-name="ce9" office:value-type="string" calcext:value-type="string">
            <text:p>{'cache_cv': True, 'cv': None, 'error_score': nan, 'estimator': LogisticRegression(fit_intercept=False, max_iter=10000, solver='lbfgs',</text:p>
            <text:p>                   tol=1e-06), 'estimator__C': 1.0, 'estimator__class_weight': None, 'estimator__dual': False, 'estimator__fit_intercept': False, 'estimator__intercept_scaling': 1.0, 'estimator__max_iter': 10000, 'estimator__multi_class': 'ovr', 'estimator__n_jobs': 1, 'estimator__penalty': 'l2', 'estimator__random_state': None, 'estimator__solver': 'lbfgs', 'estimator__solver_kwargs': None, 'estimator__tol': 1e-06, 'estimator__verbose': 0, 'estimator__warm_start': False, 'iid': True, 'n_jobs': None, 'param_grid': {'C': array([1.e-02, 1.e-01, 1.e+00, 1.e+01, 1.e+02])}, 'refit': &lt;function refit_fxn at 0x7f73c6b5ab60&gt;, 'return_train_score': False, 'scheduler': None, 'scoring': ['accuracy', 'balanced_accuracy']}</text:p>
          </table:table-cell>
          <table:table-cell table:style-name="ce3" office:value-type="string" calcext:value-type="string">
            <text:p>{'cv': None, 'error_score': nan, 'estimator__C': 1.0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estimator': LogisticRegression(max_iter=10000, tol=1e-06), 'n_jobs': None, 'param_grid': {'C': array([1.e-02, 1.e-01, 1.e+00, 1.e+01, 1.e+02])}, 'pre_dispatch': '2*n_jobs', 'refit': False, 'return_train_score': False, 'scoring': ['accuracy', 'balanced_accuracy'], 'verbose': 0}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{'cv': None, 'error_score': nan, 'estimator': LogisticRegression(C=100.0, max_iter=10000, tol=1e-06), 'estimator__C': 100.0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n_jobs': None, 'param_grid': {'C': array([1.e-02, 1.e-01, 1.e+00, 1.e+01, 1.e+02])}, 'pre_dispatch': '2*n_jobs', 'refit': False, 'return_train_score': False, 'scoring': ['accuracy', 'balanced_accuracy'], 'verbose': 0}</text:p>
          </table:table-cell>
          <table:table-cell table:style-name="ce9" office:value-type="string" calcext:value-type="string">
            <text:p>{'cache_cv': True, 'cv': None, 'error_score': nan, 'estimator': LogisticRegression(C=100.0, fit_intercept=False, max_iter=10000, solver='lbfgs',</text:p>
            <text:p>                   tol=1e-06), 'estimator__C': 100.0, 'estimator__class_weight': None, 'estimator__dual': False, 'estimator__fit_intercept': False, 'estimator__intercept_scaling': 1.0, 'estimator__max_iter': 10000, 'estimator__multi_class': 'ovr', 'estimator__n_jobs': 1, 'estimator__penalty': 'l2', 'estimator__random_state': None, 'estimator__solver': 'lbfgs', 'estimator__solver_kwargs': None, 'estimator__tol': 1e-06, 'estimator__verbose': 0, 'estimator__warm_start': False, 'iid': True, 'n_jobs': None, 'param_grid': {'C': array([1.e-02, 1.e-01, 1.e+00, 1.e+01, 1.e+02])}, 'refit': False, 'return_train_score': False, 'scheduler': None, 'scoring': ['accuracy', 'balanced_accuracy']}</text:p>
          </table:table-cell>
          <table:table-cell table:style-name="ce3" office:value-type="string" calcext:value-type="string">
            <text:p>{'cv': None, 'error_score': nan, 'estimator__C': 1.0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estimator': LogisticRegression(max_iter=10000, tol=1e-06), 'n_jobs': None, 'param_grid': {'C': array([1.e-02, 1.e-01, 1.e+00, 1.e+01, 1.e+02])}, 'pre_dispatch': '2*n_jobs', 'refit': 'balanced_accuracy', 'return_train_score': False, 'scoring': ['accuracy', 'balanced_accuracy'], 'verbose': 0}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{'cv': None, 'error_score': nan, 'estimator': LogisticRegression(C=0.1, max_iter=10000, tol=1e-06), 'estimator__C': 0.1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n_jobs': None, 'param_grid': {'C': array([1.e-02, 1.e-01, 1.e+00, 1.e+01, 1.e+02])}, 'pre_dispatch': '2*n_jobs', 'refit': 'balanced_accuracy', 'return_train_score': False, 'scoring': ['accuracy', 'balanced_accuracy'], 'verbose': 0}</text:p>
          </table:table-cell>
          <table:table-cell table:style-name="ce9" office:value-type="string" calcext:value-type="string">
            <text:p>{'cache_cv': True, 'cv': None, 'error_score': nan, 'estimator': LogisticRegression(C=0.1, fit_intercept=False, max_iter=10000, solver='lbfgs',</text:p>
            <text:p>                   tol=1e-06), 'estimator__C': 0.1, 'estimator__class_weight': None, 'estimator__dual': False, 'estimator__fit_intercept': False, 'estimator__intercept_scaling': 1.0, 'estimator__max_iter': 10000, 'estimator__multi_class': 'ovr', 'estimator__n_jobs': 1, 'estimator__penalty': 'l2', 'estimator__random_state': None, 'estimator__solver': 'lbfgs', 'estimator__solver_kwargs': None, 'estimator__tol': 1e-06, 'estimator__verbose': 0, 'estimator__warm_start': False, 'iid': True, 'n_jobs': None, 'param_grid': {'C': array([1.e-02, 1.e-01, 1.e+00, 1.e+01, 1.e+02])}, 'refit': 'balanced_accuracy', 'return_train_score': False, 'scheduler': None, 'scoring': ['accuracy', 'balanced_accuracy']}</text:p>
          </table:table-cell>
          <table:table-cell table:style-name="ce3" office:value-type="string" calcext:value-type="string">
            <text:p>{'cv': None, 'error_score': nan, 'estimator__C': 1.0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estimator': LogisticRegression(max_iter=10000, tol=1e-06), 'n_jobs': None, 'param_grid': {'C': array([1.e-02, 1.e-01, 1.e+00, 1.e+01, 1.e+02])}, 'pre_dispatch': '2*n_jobs', 'refit': &lt;function refit_fxn at 0x7f73c6b5ab60&gt;, 'return_train_score': False, 'scoring': ['accuracy', 'balanced_accuracy'], 'verbose': 0}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{'cv': None, 'error_score': nan, 'estimator': LogisticRegression(C=0.01, max_iter=10000, tol=1e-06), 'estimator__C': 0.01, 'estimator__class_weight': None, 'estimator__dual': False, 'estimator__fit_intercept': True, 'estimator__intercept_scaling': 1, 'estimator__l1_ratio': None, 'estimator__max_iter': 10000, 'estimator__multi_class': 'auto', 'estimator__n_jobs': None, 'estimator__penalty': 'l2', 'estimator__random_state': None, 'estimator__solver': 'lbfgs', 'estimator__tol': 1e-06, 'estimator__verbose': 0, 'estimator__warm_start': False, 'n_jobs': None, 'param_grid': {'C': array([1.e-02, 1.e-01, 1.e+00, 1.e+01, 1.e+02])}, 'pre_dispatch': '2*n_jobs', 'refit': &lt;function refit_fxn at 0x7f73c6b5ab60&gt;, 'return_train_score': False, 'scoring': ['accuracy', 'balanced_accuracy'], 'verbose': 0}</text:p>
          </table:table-cell>
          <table:table-cell table:style-name="ce9" office:value-type="string" calcext:value-type="string">
            <text:p>{'cache_cv': True, 'cv': None, 'error_score': nan, 'estimator': LogisticRegression(C=0.01, fit_intercept=False, max_iter=10000, solver='lbfgs',</text:p>
            <text:p>                   tol=1e-06), 'estimator__C': 0.01, 'estimator__class_weight': None, 'estimator__dual': False, 'estimator__fit_intercept': False, 'estimator__intercept_scaling': 1.0, 'estimator__max_iter': 10000, 'estimator__multi_class': 'ovr', 'estimator__n_jobs': 1, 'estimator__penalty': 'l2', 'estimator__random_state': None, 'estimator__solver': 'lbfgs', 'estimator__solver_kwargs': None, 'estimator__tol': 1e-06, 'estimator__verbose': 0, 'estimator__warm_start': False, 'iid': True, 'n_jobs': None, 'param_grid': {'C': array([1.e-02, 1.e-01, 1.e+00, 1.e+01, 1.e+02])}, 'refit': &lt;function refit_fxn at 0x7f73c6b5ab60&gt;, 'return_train_score': False, 'scheduler': None, 'scoring': ['accuracy', 'balanced_accuracy']}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nverse_transform</text:p>
          </table:table-cell>
          <table:table-cell table:style-name="ce3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'LogisticRegression' object has no attribute 'inverse_transform'</text:p>
          </table:table-cell>
          <table:table-cell table:style-name="ce9" office:value-type="string" calcext:value-type="string">
            <text:p>'LogisticRegression' object has no attribute 'inverse_transform'</text:p>
          </table:table-cell>
          <table:table-cell table:style-name="ce3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'LogisticRegression' object has no attribute 'inverse_transform'</text:p>
          </table:table-cell>
          <table:table-cell table:style-name="ce9" office:value-type="string" calcext:value-type="string">
            <text:p>'LogisticRegression' object has no attribute 'inverse_transform'</text:p>
          </table:table-cell>
          <table:table-cell table:style-name="ce3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'LogisticRegression' object has no attribute 'inverse_transform'</text:p>
          </table:table-cell>
          <table:table-cell table:style-name="ce9" office:value-type="string" calcext:value-type="string">
            <text:p>'LogisticRegression' object has no attribute 'inverse_transform'</text:p>
          </table:table-cell>
          <table:table-cell table:style-name="ce3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'LogisticRegression' object has no attribute 'inverse_transform'</text:p>
          </table:table-cell>
          <table:table-cell table:style-name="ce9" office:value-type="string" calcext:value-type="string">
            <text:p>'LogisticRegression' object has no attribute 'inverse_transform'</text:p>
          </table:table-cell>
          <table:table-cell table:style-name="ce3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'LogisticRegression' object has no attribute 'inverse_transform'</text:p>
          </table:table-cell>
          <table:table-cell table:style-name="ce9" office:value-type="string" calcext:value-type="string">
            <text:p>'LogisticRegression' object has no attribute 'inverse_transform'</text:p>
          </table:table-cell>
          <table:table-cell table:style-name="ce3" office:value-type="string" calcext:value-type="string">
            <text:p>This 'GridSearchCV' has no attribute 'inverse_transform'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'LogisticRegression' object has no attribute 'inverse_transform'</text:p>
          </table:table-cell>
          <table:table-cell table:style-name="ce9" office:value-type="string" calcext:value-type="string">
            <text:p>'LogisticRegression' object has no attribute 'inverse_transform'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edict</text:p>
          </table:table-cell>
          <table:table-cell table:style-name="ce3" office:value-type="string" calcext:value-type="string">
            <text:p>This 'GridSearchCV' has no attribute 'predict'</text:p>
          </table:table-cell>
          <table:table-cell table:style-name="ce6" office:value-type="string" calcext:value-type="string">
            <text:p>This GridSearchCV instance was initialized with refit=False. predict is available only after refitting on the best parameters.</text:p>
          </table:table-cell>
          <table:table-cell table:style-name="ce6" office:value-type="string" calcext:value-type="string">
            <text:p>This GridSearchCV instance was initialized with `refit=False`. predict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This GridSearchCV instance was initialized with `refit=False`. predict is available only after refitting on the best parameters. You can refit an estimator manually using the `best_params_` attribute</text:p>
          </table:table-cell>
          <table:table-cell table:style-name="ce3" office:value-type="string" calcext:value-type="string">
            <text:p>This GridSearchCV instance is not fitted yet. Call 'fit' with appropriate arguments before using this estimator.</text:p>
          </table:table-cell>
          <table:table-cell table:number-columns-repeated="2"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9" office:value-type="string" calcext:value-type="string">
            <text:p>This GridSearchCV instance is not fitted yet. Call 'fit' with appropriate arguments before using this estimator.</text:p>
          </table:table-cell>
          <table:table-cell table:style-name="ce3" office:value-type="string" calcext:value-type="string">
            <text:p>This GridSearchCV instance is not fitted yet. Call 'fit' with appropriate arguments before using this estimator.</text:p>
          </table:table-cell>
          <table:table-cell table:number-columns-repeated="2"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9" office:value-type="string" calcext:value-type="string">
            <text:p>This GridSearchCV instance is not fitted yet. Call 'fit' with appropriate arguments before using this estimator.</text:p>
          </table:table-cell>
          <table:table-cell table:style-name="ce3" office:value-type="string" calcext:value-type="string">
            <text:p>This 'GridSearchCV' has no attribute 'predict'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This GridSearchCV instance was initialized with `refit=False`. predict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This GridSearchCV instance was initialized with `refit=False`. predict is available only after refitting on the best parameters. You can refit an estimator manually using the `best_params_` attribute</text:p>
          </table:table-cell>
          <table:table-cell table:style-name="ce3" office:value-type="string" calcext:value-type="string">
            <text:p>[1 1 1 0 0 0 1 1 0 1 1 0 1 0 0 0 1 1 1 1]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[1 1 1 0 0 0 1 1 0 1 1 0 1 0 0 0 1 1 1 1]</text:p>
          </table:table-cell>
          <table:table-cell table:style-name="ce9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style-name="ce3" office:value-type="string" calcext:value-type="string">
            <text:p>[1 1 1 0 0 0 1 1 0 1 1 0 1 0 0 0 1 1 1 1]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'GridSearchThresholdCV' object has no attribute 'best_threshold_'</text:p>
          </table:table-cell>
          <table:table-cell table:style-name="ce9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edict_log_proba</text:p>
          </table:table-cell>
          <table:table-cell table:style-name="ce3" office:value-type="string" calcext:value-type="string">
            <text:p>This 'GridSearchCV' has no attribute 'predict_log_proba'</text:p>
          </table:table-cell>
          <table:table-cell table:style-name="ce6" office:value-type="string" calcext:value-type="string">
            <text:p>This 'GridSearchCV' has no attribute 'predict_log_proba'</text:p>
          </table:table-cell>
          <table:table-cell table:style-name="ce6" office:value-type="string" calcext:value-type="string">
            <text:p>This GridSearchCV instance was initialized with `refit=False`. predict_log_proba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'LogisticRegression' object has no attribute 'predict_log_proba'</text:p>
          </table:table-cell>
          <table:table-cell table:style-name="ce3" office:value-type="string" calcext:value-type="string">
            <text:p>This GridSearchCV instance is not fitted yet. Call 'fit' with appropriate arguments before using this estimator.</text:p>
          </table:table-cell>
          <table:table-cell table:style-name="ce6" office:value-type="string" calcext:value-type="string">
            <text:p>This 'GridSearchCV' has no attribute 'predict_log_proba'</text:p>
          </table:table-cell>
          <table:table-cell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9" office:value-type="string" calcext:value-type="string">
            <text:p>'LogisticRegression' object has no attribute 'predict_log_proba'</text:p>
          </table:table-cell>
          <table:table-cell table:style-name="ce3" office:value-type="string" calcext:value-type="string">
            <text:p>This GridSearchCV instance is not fitted yet. Call 'fit' with appropriate arguments before using this estimator.</text:p>
          </table:table-cell>
          <table:table-cell table:style-name="ce6" office:value-type="string" calcext:value-type="string">
            <text:p>This 'GridSearchCV' has no attribute 'predict_log_proba'</text:p>
          </table:table-cell>
          <table:table-cell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9" office:value-type="string" calcext:value-type="string">
            <text:p>'LogisticRegression' object has no attribute 'predict_log_proba'</text:p>
          </table:table-cell>
          <table:table-cell table:style-name="ce3" office:value-type="string" calcext:value-type="string">
            <text:p>This 'GridSearchCV' has no attribute 'predict_log_proba'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This GridSearchCV instance was initialized with `refit=False`. predict_log_proba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'LogisticRegression' object has no attribute 'predict_log_proba'</text:p>
          </table:table-cell>
          <table:table-cell table:style-name="ce3" office:value-type="string" calcext:value-type="string">
            <text:p>[[-1.02493795 -0.44444307]</text:p>
            <text:p> [-0.73639656 -0.65169102]</text:p>
            <text:p> [-1.16671076 -0.37307947]</text:p>
            <text:p> [-0.54948951 -0.86096107]</text:p>
            <text:p> [-0.39472111 -1.1204529 ]</text:p>
            <text:p> [-0.28797974 -1.38540189]</text:p>
            <text:p> [-1.04731654 -0.43213468]</text:p>
            <text:p> [-1.09374925 -0.40790553]</text:p>
            <text:p> [-0.25044234 -1.50713569]</text:p>
            <text:p> [-1.19347497 -0.36120797]</text:p>
            <text:p> [-1.10459064 -0.40248928]</text:p>
            <text:p> [-0.24200821 -1.5373486 ]</text:p>
            <text:p> [-2.00155977 -0.14516955]</text:p>
            <text:p> [-0.21921758 -1.62529777]</text:p>
            <text:p> [-0.65069122 -0.73748588]</text:p>
            <text:p> [-0.08185514 -2.54345259]</text:p>
            <text:p> [-1.00217702 -0.45741035]</text:p>
            <text:p> [-1.13788451 -0.38639262]</text:p>
            <text:p> [-1.16445869 -0.37409953]</text:p>
            <text:p> [-1.11394142 -0.39788777]]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[[-1.81294030e+00 -1.78138698e-01]</text:p>
            <text:p> [-9.09001869e-01 -5.15714550e-01]</text:p>
            <text:p> [-1.96900306e+00 -1.50353181e-01]</text:p>
            <text:p> [-2.20669941e-01 -1.61939400e+00]</text:p>
            <text:p> [-7.16904220e-02 -2.67102920e+00]</text:p>
            <text:p> [-2.35244289e-02 -3.76145503e+00]</text:p>
            <text:p> [-1.37697651e+00 -2.90807417e-01]</text:p>
            <text:p> [-1.82543913e+00 -1.75719634e-01]</text:p>
            <text:p> [-1.58388150e-02 -4.15320066e+00]</text:p>
            <text:p> [-1.97769896e+00 -1.48949421e-01]</text:p>
            <text:p> [-1.71326975e+00 -1.98786815e-01]</text:p>
            <text:p> [-1.31278875e-02 -4.33957325e+00]</text:p>
            <text:p> [-4.10799740e+00 -1.65773132e-02]</text:p>
            <text:p> [-1.91253745e-02 -3.96628676e+00]</text:p>
            <text:p> [-4.00595256e-01 -1.10842372e+00]</text:p>
            <text:p> [-1.04496826e-03 -6.86429120e+00]</text:p>
            <text:p> [-1.51406438e+00 -2.48479229e-01]</text:p>
            <text:p> [-1.95108336e+00 -1.53291074e-01]</text:p>
            <text:p> [-1.74759168e+00 -1.91394131e-01]</text:p>
            <text:p> [-1.84344545e+00 -1.72297371e-01]]</text:p>
          </table:table-cell>
          <table:table-cell table:style-name="ce9" office:value-type="string" calcext:value-type="string">
            <text:p>'LogisticRegression' object has no attribute 'predict_log_proba'</text:p>
          </table:table-cell>
          <table:table-cell table:style-name="ce3" office:value-type="string" calcext:value-type="string">
            <text:p>[[-1.02493795 -0.44444307]</text:p>
            <text:p> [-0.73639656 -0.65169102]</text:p>
            <text:p> [-1.16671076 -0.37307947]</text:p>
            <text:p> [-0.54948951 -0.86096107]</text:p>
            <text:p> [-0.39472111 -1.1204529 ]</text:p>
            <text:p> [-0.28797974 -1.38540189]</text:p>
            <text:p> [-1.04731654 -0.43213468]</text:p>
            <text:p> [-1.09374925 -0.40790553]</text:p>
            <text:p> [-0.25044234 -1.50713569]</text:p>
            <text:p> [-1.19347497 -0.36120797]</text:p>
            <text:p> [-1.10459064 -0.40248928]</text:p>
            <text:p> [-0.24200821 -1.5373486 ]</text:p>
            <text:p> [-2.00155977 -0.14516955]</text:p>
            <text:p> [-0.21921758 -1.62529777]</text:p>
            <text:p> [-0.65069122 -0.73748588]</text:p>
            <text:p> [-0.08185514 -2.54345259]</text:p>
            <text:p> [-1.00217702 -0.45741035]</text:p>
            <text:p> [-1.13788451 -0.38639262]</text:p>
            <text:p> [-1.16445869 -0.37409953]</text:p>
            <text:p> [-1.11394142 -0.39788777]]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[[-1.02493795 -0.44444307]</text:p>
            <text:p> [-0.73639656 -0.65169102]</text:p>
            <text:p> [-1.16671076 -0.37307947]</text:p>
            <text:p> [-0.54948951 -0.86096107]</text:p>
            <text:p> [-0.39472111 -1.1204529 ]</text:p>
            <text:p> [-0.28797974 -1.38540189]</text:p>
            <text:p> [-1.04731654 -0.43213468]</text:p>
            <text:p> [-1.09374925 -0.40790553]</text:p>
            <text:p> [-0.25044234 -1.50713569]</text:p>
            <text:p> [-1.19347497 -0.36120797]</text:p>
            <text:p> [-1.10459064 -0.40248928]</text:p>
            <text:p> [-0.24200821 -1.5373486 ]</text:p>
            <text:p> [-2.00155977 -0.14516955]</text:p>
            <text:p> [-0.21921758 -1.62529777]</text:p>
            <text:p> [-0.65069122 -0.73748588]</text:p>
            <text:p> [-0.08185514 -2.54345259]</text:p>
            <text:p> [-1.00217702 -0.45741035]</text:p>
            <text:p> [-1.13788451 -0.38639262]</text:p>
            <text:p> [-1.16445869 -0.37409953]</text:p>
            <text:p> [-1.11394142 -0.39788777]]</text:p>
          </table:table-cell>
          <table:table-cell table:style-name="ce9" office:value-type="string" calcext:value-type="string">
            <text:p>'LogisticRegression' object has no attribute 'predict_log_proba'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predict_proba</text:p>
          </table:table-cell>
          <table:table-cell table:style-name="ce3" office:value-type="string" calcext:value-type="string">
            <text:p>This 'GridSearchCV' has no attribute 'predict_proba'</text:p>
          </table:table-cell>
          <table:table-cell table:style-name="ce6" office:value-type="string" calcext:value-type="string">
            <text:p>This GridSearchCV instance was initialized with refit=False. predict_proba is available only after refitting on the best parameters.</text:p>
          </table:table-cell>
          <table:table-cell table:style-name="ce6" office:value-type="string" calcext:value-type="string">
            <text:p>This GridSearchCV instance was initialized with `refit=False`. predict_proba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This GridSearchCV instance was initialized with `refit=False`. predict_proba is available only after refitting on the best parameters. You can refit an estimator manually using the `best_params_` attribute</text:p>
          </table:table-cell>
          <table:table-cell table:style-name="ce3" office:value-type="string" calcext:value-type="string">
            <text:p>This GridSearchCV instance is not fitted yet. Call 'fit' with appropriate arguments before using this estimator.</text:p>
          </table:table-cell>
          <table:table-cell table:number-columns-repeated="2"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9" office:value-type="string" calcext:value-type="string">
            <text:p>This GridSearchCV instance is not fitted yet. Call 'fit' with appropriate arguments before using this estimator.</text:p>
          </table:table-cell>
          <table:table-cell table:style-name="ce3" office:value-type="string" calcext:value-type="string">
            <text:p>This GridSearchCV instance is not fitted yet. Call 'fit' with appropriate arguments before using this estimator.</text:p>
          </table:table-cell>
          <table:table-cell table:number-columns-repeated="2"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9" office:value-type="string" calcext:value-type="string">
            <text:p>This GridSearchCV instance is not fitted yet. Call 'fit' with appropriate arguments before using this estimator.</text:p>
          </table:table-cell>
          <table:table-cell table:style-name="ce3" office:value-type="string" calcext:value-type="string">
            <text:p>This 'GridSearchCV' has no attribute 'predict_proba'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This GridSearchCV instance was initialized with `refit=False`. predict_proba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This GridSearchCV instance was initialized with `refit=False`. predict_proba is available only after refitting on the best parameters. You can refit an estimator manually using the `best_params_` attribute</text:p>
          </table:table-cell>
          <table:table-cell table:style-name="ce3" office:value-type="string" calcext:value-type="string">
            <text:p>[[0.35881873 0.64118127]</text:p>
            <text:p> [0.47883627 0.52116373]</text:p>
            <text:p> [0.31138949 0.68861051]</text:p>
            <text:p> [0.57724441 0.42275559]</text:p>
            <text:p> [0.67386795 0.32613205]</text:p>
            <text:p> [0.74977678 0.25022322]</text:p>
            <text:p> [0.35087805 0.64912195]</text:p>
            <text:p> [0.3349583  0.6650417 ]</text:p>
            <text:p> [0.77845636 0.22154364]</text:p>
            <text:p> [0.30316594 0.69683406]</text:p>
            <text:p> [0.33134649 0.66865351]</text:p>
            <text:p> [0.78504974 0.21495026]</text:p>
            <text:p> [0.13512436 0.86487564]</text:p>
            <text:p> [0.80314695 0.19685305]</text:p>
            <text:p> [0.52168505 0.47831495]</text:p>
            <text:p> [0.92140542 0.07859458]</text:p>
            <text:p> [0.36707943 0.63292057]</text:p>
            <text:p> [0.32049631 0.67950369]</text:p>
            <text:p> [0.31209156 0.68790844]</text:p>
            <text:p> [0.32826259 0.67173741]]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[[0.16317365 0.83682635]</text:p>
            <text:p> [0.4029262  0.5970738 ]</text:p>
            <text:p> [0.13959596 0.86040404]</text:p>
            <text:p> [0.80198134 0.19801866]</text:p>
            <text:p> [0.93081901 0.06918099]</text:p>
            <text:p> [0.97675011 0.02324989]</text:p>
            <text:p> [0.25234035 0.74765965]</text:p>
            <text:p> [0.16114686 0.83885314]</text:p>
            <text:p> [0.98428596 0.01571404]</text:p>
            <text:p> [0.13838731 0.86161269]</text:p>
            <text:p> [0.18027537 0.81972463]</text:p>
            <text:p> [0.98695791 0.01304209]</text:p>
            <text:p> [0.01644067 0.98355933]</text:p>
            <text:p> [0.98105636 0.01894364]</text:p>
            <text:p> [0.66992115 0.33007885]</text:p>
            <text:p> [0.99895558 0.00104442]</text:p>
            <text:p> [0.22001394 0.77998606]</text:p>
            <text:p> [0.14212002 0.85787998]</text:p>
            <text:p> [0.17419295 0.82580705]</text:p>
            <text:p> [0.15827117 0.84172883]]</text:p>
          </table:table-cell>
          <table:table-cell table:style-name="ce9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style-name="ce3" office:value-type="string" calcext:value-type="string">
            <text:p>[[0.35881873 0.64118127]</text:p>
            <text:p> [0.47883627 0.52116373]</text:p>
            <text:p> [0.31138949 0.68861051]</text:p>
            <text:p> [0.57724441 0.42275559]</text:p>
            <text:p> [0.67386795 0.32613205]</text:p>
            <text:p> [0.74977678 0.25022322]</text:p>
            <text:p> [0.35087805 0.64912195]</text:p>
            <text:p> [0.3349583  0.6650417 ]</text:p>
            <text:p> [0.77845636 0.22154364]</text:p>
            <text:p> [0.30316594 0.69683406]</text:p>
            <text:p> [0.33134649 0.66865351]</text:p>
            <text:p> [0.78504974 0.21495026]</text:p>
            <text:p> [0.13512436 0.86487564]</text:p>
            <text:p> [0.80314695 0.19685305]</text:p>
            <text:p> [0.52168505 0.47831495]</text:p>
            <text:p> [0.92140542 0.07859458]</text:p>
            <text:p> [0.36707943 0.63292057]</text:p>
            <text:p> [0.32049631 0.67950369]</text:p>
            <text:p> [0.31209156 0.68790844]</text:p>
            <text:p> [0.32826259 0.67173741]]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[[0.35881873 0.64118127]</text:p>
            <text:p> [0.47883627 0.52116373]</text:p>
            <text:p> [0.31138949 0.68861051]</text:p>
            <text:p> [0.57724441 0.42275559]</text:p>
            <text:p> [0.67386795 0.32613205]</text:p>
            <text:p> [0.74977678 0.25022322]</text:p>
            <text:p> [0.35087805 0.64912195]</text:p>
            <text:p> [0.3349583  0.6650417 ]</text:p>
            <text:p> [0.77845636 0.22154364]</text:p>
            <text:p> [0.30316594 0.69683406]</text:p>
            <text:p> [0.33134649 0.66865351]</text:p>
            <text:p> [0.78504974 0.21495026]</text:p>
            <text:p> [0.13512436 0.86487564]</text:p>
            <text:p> [0.80314695 0.19685305]</text:p>
            <text:p> [0.52168505 0.47831495]</text:p>
            <text:p> [0.92140542 0.07859458]</text:p>
            <text:p> [0.36707943 0.63292057]</text:p>
            <text:p> [0.32049631 0.67950369]</text:p>
            <text:p> [0.31209156 0.68790844]</text:p>
            <text:p> [0.32826259 0.67173741]]</text:p>
          </table:table-cell>
          <table:table-cell table:style-name="ce9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ore</text:p>
          </table:table-cell>
          <table:table-cell table:style-name="ce3" office:value-type="string" calcext:value-type="string">
            <text:p>This GridSearchCV instance was initialized with `refit=False`. score is available only after refitting on the best parameters. You can refit an estimator manually using the `best_params_` attribute</text:p>
          </table:table-cell>
          <table:table-cell table:style-name="ce6" office:value-type="string" calcext:value-type="string">
            <text:p>'GridSearchCV' object has no attribute 'scorer_'</text:p>
          </table:table-cell>
          <table:table-cell table:style-name="ce6" office:value-type="string" calcext:value-type="string">
            <text:p>This GridSearchCV instance was initialized with `refit=False`. score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This GridSearchCV instance was initialized with `refit=False`. score is available only after refitting on the best parameters. You can refit an estimator manually using the `best_params_` attribute</text:p>
          </table:table-cell>
          <table:table-cell table:style-name="ce3" office:value-type="string" calcext:value-type="string">
            <text:p>This GridSearchCV instance is not fitted yet. Call 'fit' with appropriate arguments before using this estimator.</text:p>
          </table:table-cell>
          <table:table-cell table:style-name="ce6" office:value-type="string" calcext:value-type="string">
            <text:p>'GridSearchCV' object has no attribute 'scorer_'</text:p>
          </table:table-cell>
          <table:table-cell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9" office:value-type="string" calcext:value-type="string">
            <text:p>This GridSearchCV instance is not fitted yet. Call 'fit' with appropriate arguments before using this estimator.</text:p>
          </table:table-cell>
          <table:table-cell table:style-name="ce3" office:value-type="string" calcext:value-type="string">
            <text:p>This GridSearchCV instance is not fitted yet. Call 'fit' with appropriate arguments before using this estimator.</text:p>
          </table:table-cell>
          <table:table-cell table:style-name="ce6" office:value-type="string" calcext:value-type="string">
            <text:p>'GridSearchCV' object has no attribute 'scorer_'</text:p>
          </table:table-cell>
          <table:table-cell table:style-name="ce6" office:value-type="string" calcext:value-type="string">
            <text:p>This GridSearchCV instance is not fitted yet. Call 'fit' with appropriate arguments before using this estimator.</text:p>
          </table:table-cell>
          <table:table-cell table:style-name="ce9" office:value-type="string" calcext:value-type="string">
            <text:p>This GridSearchCV instance is not fitted yet. Call 'fit' with appropriate arguments before using this estimator.</text:p>
          </table:table-cell>
          <table:table-cell table:style-name="ce3" office:value-type="string" calcext:value-type="string">
            <text:p>This GridSearchCV instance was initialized with `refit=False`. score is available only after refitting on the best parameters. You can refit an estimator manually using the `best_params_` attribute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This GridSearchCV instance was initialized with `refit=False`. score is available only after refitting on the best parameters. You can refit an estimator manually using the `best_params_` attribute</text:p>
          </table:table-cell>
          <table:table-cell table:style-name="ce9" office:value-type="string" calcext:value-type="string">
            <text:p>This GridSearchCV instance was initialized with `refit=False`. score is available only after refitting on the best parameters. You can refit an estimator manually using the `best_params_` attribute</text:p>
          </table:table-cell>
          <table:table-cell table:style-name="ce3" office:value-type="float" office:value="0.944444444444444" calcext:value-type="float">
            <text:p>0.944444444444444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float" office:value="0.944444444444444" calcext:value-type="float">
            <text:p>0.944444444444444</text:p>
          </table:table-cell>
          <table:table-cell table:style-name="ce9" office:value-type="string" calcext:value-type="string">
            <text:p>This estimator does not support dask dataframes. This might be resolved with one of</text:p>
            <text:p/>
            <text:p>    1. ddf.to_dask_array(lengths=True)</text:p>
            <text:p>    2. ddf.to_dask_array()  # may cause other issues because of unknown chunk sizes</text:p>
          </table:table-cell>
          <table:table-cell table:style-name="ce3" office:value-type="string" calcext:value-type="string">
            <text:p>&lt;function refit_fxn at 0x7f73c6b5ab60&gt;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&lt;function refit_fxn at 0x7f73c6b5ab60&gt;</text:p>
          </table:table-cell>
          <table:table-cell table:style-name="ce9" office:value-type="string" calcext:value-type="string">
            <text:p>&lt;function refit_fxn at 0x7f73c6b5ab60&gt;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core_samples</text:p>
          </table:table-cell>
          <table:table-cell table:style-name="ce3" office:value-type="string" calcext:value-type="string">
            <text:p>This 'GridSearchCV' has no attribute 'score_samples'</text:p>
          </table:table-cell>
          <table:table-cell table:style-name="ce6" office:value-type="string" calcext:value-type="string">
            <text:p>'GridSearchCV' object has no attribute 'score_samples'</text:p>
          </table:table-cell>
          <table:table-cell table:style-name="ce6" office:value-type="string" calcext:value-type="string">
            <text:p>'LogisticRegression' object has no attribute 'score_samples'</text:p>
          </table:table-cell>
          <table:table-cell table:style-name="ce9" office:value-type="string" calcext:value-type="string">
            <text:p>'LogisticRegression' object has no attribute 'score_samples'</text:p>
          </table:table-cell>
          <table:table-cell table:style-name="ce3" office:value-type="string" calcext:value-type="string">
            <text:p>This 'GridSearchCV' has no attribute 'score_samples'</text:p>
          </table:table-cell>
          <table:table-cell table:style-name="ce6" office:value-type="string" calcext:value-type="string">
            <text:p>'GridSearchCV' object has no attribute 'score_samples'</text:p>
          </table:table-cell>
          <table:table-cell table:style-name="ce6" office:value-type="string" calcext:value-type="string">
            <text:p>'LogisticRegression' object has no attribute 'score_samples'</text:p>
          </table:table-cell>
          <table:table-cell table:style-name="ce9" office:value-type="string" calcext:value-type="string">
            <text:p>'LogisticRegression' object has no attribute 'score_samples'</text:p>
          </table:table-cell>
          <table:table-cell table:style-name="ce3" office:value-type="string" calcext:value-type="string">
            <text:p>This 'GridSearchCV' has no attribute 'score_samples'</text:p>
          </table:table-cell>
          <table:table-cell table:style-name="ce6" office:value-type="string" calcext:value-type="string">
            <text:p>'GridSearchCV' object has no attribute 'score_samples'</text:p>
          </table:table-cell>
          <table:table-cell table:style-name="ce6" office:value-type="string" calcext:value-type="string">
            <text:p>'LogisticRegression' object has no attribute 'score_samples'</text:p>
          </table:table-cell>
          <table:table-cell table:style-name="ce9" office:value-type="string" calcext:value-type="string">
            <text:p>'LogisticRegression' object has no attribute 'score_samples'</text:p>
          </table:table-cell>
          <table:table-cell table:style-name="ce3" office:value-type="string" calcext:value-type="string">
            <text:p>This 'GridSearchCV' has no attribute 'score_samples'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'LogisticRegression' object has no attribute 'score_samples'</text:p>
          </table:table-cell>
          <table:table-cell table:style-name="ce9" office:value-type="string" calcext:value-type="string">
            <text:p>'LogisticRegression' object has no attribute 'score_samples'</text:p>
          </table:table-cell>
          <table:table-cell table:style-name="ce3" office:value-type="string" calcext:value-type="string">
            <text:p>This 'GridSearchCV' has no attribute 'score_samples'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'LogisticRegression' object has no attribute 'score_samples'</text:p>
          </table:table-cell>
          <table:table-cell table:style-name="ce9" office:value-type="string" calcext:value-type="string">
            <text:p>'LogisticRegression' object has no attribute 'score_samples'</text:p>
          </table:table-cell>
          <table:table-cell table:style-name="ce3" office:value-type="string" calcext:value-type="string">
            <text:p>This 'GridSearchCV' has no attribute 'score_samples'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'LogisticRegression' object has no attribute 'score_samples'</text:p>
          </table:table-cell>
          <table:table-cell table:style-name="ce9" office:value-type="string" calcext:value-type="string">
            <text:p>'LogisticRegression' object has no attribute 'score_samples'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set_params</text:p>
          </table:table-cell>
          <table:table-cell table:style-name="ce3" office:value-type="string" calcext:value-type="string">
            <text:p>GridSearchCV(estimator=LogisticRegression(C=100, max_iter=10000, tol=1e-06),</text:p>
            <text:p>             param_grid={'C': array([1.e-02, 1.e-01, 1.e+00, 1.e+01, 1.e+02])},</text:p>
            <text:p>             refit=False, scoring=['accuracy', 'balanced_accuracy'])</text:p>
          </table:table-cell>
          <table:table-cell table:style-name="ce6" office:value-type="string" calcext:value-type="string">
            <text:p>GridSearchCV(estimator=LogisticRegression(C=100, fit_intercept=False,</text:p>
            <text:p>                                          max_iter=10000, solver='lbfgs',</text:p>
            <text:p>                                          tol=1e-06),</text:p>
            <text:p>             param_grid={'C': array([1.e-02, 1.e-01, 1.e+00, 1.e+01, 1.e+02])},</text:p>
            <text:p>             refit=False, scoring=['accuracy', 'balanced_accuracy'])</text:p>
          </table:table-cell>
          <table:table-cell table:style-name="ce6" office:value-type="string" calcext:value-type="string">
            <text:p>&lt;GridSearchThresholdCV.GridSearchThresholdCV object at 0x7f73c95d2150&gt;</text:p>
          </table:table-cell>
          <table:table-cell table:style-name="ce9" office:value-type="string" calcext:value-type="string">
            <text:p>&lt;GridSearchThresholdCV.GridSearchThresholdCV object at 0x7f73c8ceb090&gt;</text:p>
          </table:table-cell>
          <table:table-cell table:style-name="ce3" office:value-type="string" calcext:value-type="string">
            <text:p>GridSearchCV(estimator=LogisticRegression(C=100, max_iter=10000, tol=1e-06),</text:p>
            <text:p>             param_grid={'C': array([1.e-02, 1.e-01, 1.e+00, 1.e+01, 1.e+02])},</text:p>
            <text:p>             refit='balanced_accuracy',</text:p>
            <text:p>             scoring=['accuracy', 'balanced_accuracy'])</text:p>
          </table:table-cell>
          <table:table-cell table:style-name="ce6" office:value-type="string" calcext:value-type="string">
            <text:p>GridSearchCV(estimator=LogisticRegression(C=100, fit_intercept=False,</text:p>
            <text:p>                                          max_iter=10000, solver='lbfgs',</text:p>
            <text:p>                                          tol=1e-06),</text:p>
            <text:p>             param_grid={'C': array([1.e-02, 1.e-01, 1.e+00, 1.e+01, 1.e+02])},</text:p>
            <text:p>             refit='balanced_accuracy',</text:p>
            <text:p>             scoring=['accuracy', 'balanced_accuracy'])</text:p>
          </table:table-cell>
          <table:table-cell table:style-name="ce6" office:value-type="string" calcext:value-type="string">
            <text:p>&lt;GridSearchThresholdCV.GridSearchThresholdCV object at 0x7f73c8d4f610&gt;</text:p>
          </table:table-cell>
          <table:table-cell table:style-name="ce9" office:value-type="string" calcext:value-type="string">
            <text:p>&lt;GridSearchThresholdCV.GridSearchThresholdCV object at 0x7f73c95e11d0&gt;</text:p>
          </table:table-cell>
          <table:table-cell table:style-name="ce3" office:value-type="string" calcext:value-type="string">
            <text:p>GridSearchCV(estimator=LogisticRegression(C=100, max_iter=10000, tol=1e-06),</text:p>
            <text:p>             param_grid={'C': array([1.e-02, 1.e-01, 1.e+00, 1.e+01, 1.e+02])},</text:p>
            <text:p>             refit=&lt;function refit_fxn at 0x7f73c6b5ab60&gt;,</text:p>
            <text:p>             scoring=['accuracy', 'balanced_accuracy'])</text:p>
          </table:table-cell>
          <table:table-cell table:style-name="ce6" office:value-type="string" calcext:value-type="string">
            <text:p>GridSearchCV(estimator=LogisticRegression(C=100, fit_intercept=False,</text:p>
            <text:p>                                          max_iter=10000, solver='lbfgs',</text:p>
            <text:p>                                          tol=1e-06),</text:p>
            <text:p>             param_grid={'C': array([1.e-02, 1.e-01, 1.e+00, 1.e+01, 1.e+02])},</text:p>
            <text:p>             refit=&lt;function refit_fxn at 0x7f73c6b5ab60&gt;,</text:p>
            <text:p>             scoring=['accuracy', 'balanced_accuracy'])</text:p>
          </table:table-cell>
          <table:table-cell table:style-name="ce6" office:value-type="string" calcext:value-type="string">
            <text:p>&lt;GridSearchThresholdCV.GridSearchThresholdCV object at 0x7f73c8d44950&gt;</text:p>
          </table:table-cell>
          <table:table-cell table:style-name="ce9" office:value-type="string" calcext:value-type="string">
            <text:p>&lt;GridSearchThresholdCV.GridSearchThresholdCV object at 0x7f73c95e11d0&gt;</text:p>
          </table:table-cell>
          <table:table-cell table:style-name="ce3" office:value-type="string" calcext:value-type="string">
            <text:p>GridSearchCV(estimator=LogisticRegression(C=100, max_iter=10000, tol=1e-06),</text:p>
            <text:p>             param_grid={'C': array([1.e-02, 1.e-01, 1.e+00, 1.e+01, 1.e+02])},</text:p>
            <text:p>             refit=False, scoring=['accuracy', 'balanced_accuracy'])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&lt;GridSearchThresholdCV.GridSearchThresholdCV object at 0x7f73c6c01510&gt;</text:p>
          </table:table-cell>
          <table:table-cell table:style-name="ce9" office:value-type="string" calcext:value-type="string">
            <text:p>&lt;GridSearchThresholdCV.GridSearchThresholdCV object at 0x7f73c95d1890&gt;</text:p>
          </table:table-cell>
          <table:table-cell table:style-name="ce3" office:value-type="string" calcext:value-type="string">
            <text:p>GridSearchCV(estimator=LogisticRegression(C=100, max_iter=10000, tol=1e-06),</text:p>
            <text:p>             param_grid={'C': array([1.e-02, 1.e-01, 1.e+00, 1.e+01, 1.e+02])},</text:p>
            <text:p>             refit='balanced_accuracy',</text:p>
            <text:p>             scoring=['accuracy', 'balanced_accuracy'])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&lt;GridSearchThresholdCV.GridSearchThresholdCV object at 0x7f73c4971810&gt;</text:p>
          </table:table-cell>
          <table:table-cell table:style-name="ce9" office:value-type="string" calcext:value-type="string">
            <text:p>&lt;GridSearchThresholdCV.GridSearchThresholdCV object at 0x7f73c8cea050&gt;</text:p>
          </table:table-cell>
          <table:table-cell table:style-name="ce3" office:value-type="string" calcext:value-type="string">
            <text:p>GridSearchCV(estimator=LogisticRegression(C=100, max_iter=10000, tol=1e-06),</text:p>
            <text:p>             param_grid={'C': array([1.e-02, 1.e-01, 1.e+00, 1.e+01, 1.e+02])},</text:p>
            <text:p>             refit=&lt;function refit_fxn at 0x7f73c6b5ab60&gt;,</text:p>
            <text:p>             scoring=['accuracy', 'balanced_accuracy'])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&lt;GridSearchThresholdCV.GridSearchThresholdCV object at 0x7f73c95d2090&gt;</text:p>
          </table:table-cell>
          <table:table-cell table:style-name="ce9" office:value-type="string" calcext:value-type="string">
            <text:p>&lt;GridSearchThresholdCV.GridSearchThresholdCV object at 0x7f73c95d2090&gt;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ransform</text:p>
          </table:table-cell>
          <table:table-cell table:style-name="ce3" office:value-type="string" calcext:value-type="string">
            <text:p>This 'GridSearchCV' has no attribute 'transform'</text:p>
          </table:table-cell>
          <table:table-cell table:style-name="ce6" office:value-type="string" calcext:value-type="string">
            <text:p>This 'GridSearchCV' has no attribute 'transform'</text:p>
          </table:table-cell>
          <table:table-cell table:style-name="ce6" office:value-type="string" calcext:value-type="string">
            <text:p>'LogisticRegression' object has no attribute 'transform'</text:p>
          </table:table-cell>
          <table:table-cell table:style-name="ce9" office:value-type="string" calcext:value-type="string">
            <text:p>'LogisticRegression' object has no attribute 'transform'</text:p>
          </table:table-cell>
          <table:table-cell table:style-name="ce3" office:value-type="string" calcext:value-type="string">
            <text:p>This 'GridSearchCV' has no attribute 'transform'</text:p>
          </table:table-cell>
          <table:table-cell table:style-name="ce6" office:value-type="string" calcext:value-type="string">
            <text:p>This 'GridSearchCV' has no attribute 'transform'</text:p>
          </table:table-cell>
          <table:table-cell table:style-name="ce6" office:value-type="string" calcext:value-type="string">
            <text:p>'LogisticRegression' object has no attribute 'transform'</text:p>
          </table:table-cell>
          <table:table-cell table:style-name="ce9" office:value-type="string" calcext:value-type="string">
            <text:p>'LogisticRegression' object has no attribute 'transform'</text:p>
          </table:table-cell>
          <table:table-cell table:style-name="ce3" office:value-type="string" calcext:value-type="string">
            <text:p>This 'GridSearchCV' has no attribute 'transform'</text:p>
          </table:table-cell>
          <table:table-cell table:style-name="ce6" office:value-type="string" calcext:value-type="string">
            <text:p>This 'GridSearchCV' has no attribute 'transform'</text:p>
          </table:table-cell>
          <table:table-cell table:style-name="ce6" office:value-type="string" calcext:value-type="string">
            <text:p>'LogisticRegression' object has no attribute 'transform'</text:p>
          </table:table-cell>
          <table:table-cell table:style-name="ce9" office:value-type="string" calcext:value-type="string">
            <text:p>'LogisticRegression' object has no attribute 'transform'</text:p>
          </table:table-cell>
          <table:table-cell table:style-name="ce3" office:value-type="string" calcext:value-type="string">
            <text:p>This 'GridSearchCV' has no attribute 'transform'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'LogisticRegression' object has no attribute 'transform'</text:p>
          </table:table-cell>
          <table:table-cell table:style-name="ce9" office:value-type="string" calcext:value-type="string">
            <text:p>'LogisticRegression' object has no attribute 'transform'</text:p>
          </table:table-cell>
          <table:table-cell table:style-name="ce3" office:value-type="string" calcext:value-type="string">
            <text:p>This 'GridSearchCV' has no attribute 'transform'</text:p>
          </table:table-cell>
          <table:table-cell table:style-name="ce6" office:value-type="string" calcext:value-type="string">
            <text:p>'DataFrame' object has no attribute 'ravel'</text:p>
          </table:table-cell>
          <table:table-cell table:style-name="ce6" office:value-type="string" calcext:value-type="string">
            <text:p>'LogisticRegression' object has no attribute 'transform'</text:p>
          </table:table-cell>
          <table:table-cell table:style-name="ce9" office:value-type="string" calcext:value-type="string">
            <text:p>'LogisticRegression' object has no attribute 'transform'</text:p>
          </table:table-cell>
          <table:table-cell table:style-name="ce3" office:value-type="string" calcext:value-type="string">
            <text:p>This 'GridSearchCV' has no attribute 'transform'</text:p>
          </table:table-cell>
          <table:table-cell table:style-name="ce6" office:value-type="string" calcext:value-type="string">
            <text:p>dask cannot take callable for refit</text:p>
          </table:table-cell>
          <table:table-cell table:style-name="ce6" office:value-type="string" calcext:value-type="string">
            <text:p>'LogisticRegression' object has no attribute 'transform'</text:p>
          </table:table-cell>
          <table:table-cell table:style-name="ce9" office:value-type="string" calcext:value-type="string">
            <text:p>'LogisticRegression' object has no attribute 'transform'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isualize</text:p>
          </table:table-cell>
          <table:table-cell table:style-name="ce4" office:value-type="string" calcext:value-type="string">
            <text:p>'GridSearchCV' object has no attribute 'visualize'</text:p>
          </table:table-cell>
          <table:table-cell table:style-name="ce7" office:value-type="string" calcext:value-type="string">
            <text:p>This GridSearchCV instance is not fitted yet. Call 'fit' with appropriate arguments before using this estimator.</text:p>
          </table:table-cell>
          <table:table-cell table:style-name="ce7" office:value-type="string" calcext:value-type="string">
            <text:p>Cannot visualize a sklearn estimator</text:p>
          </table:table-cell>
          <table:table-cell table:style-name="ce10" office:value-type="string" calcext:value-type="string">
            <text:p>This GridSearchCV instance is not fitted yet. Call 'fit' with appropriate arguments before using this estimator.</text:p>
          </table:table-cell>
          <table:table-cell table:style-name="ce4" office:value-type="string" calcext:value-type="string">
            <text:p>'GridSearchCV' object has no attribute 'visualize'</text:p>
          </table:table-cell>
          <table:table-cell table:style-name="ce7" office:value-type="string" calcext:value-type="string">
            <text:p>This GridSearchCV instance is not fitted yet. Call 'fit' with appropriate arguments before using this estimator.</text:p>
          </table:table-cell>
          <table:table-cell table:style-name="ce7" office:value-type="string" calcext:value-type="string">
            <text:p>Cannot visualize a sklearn estimator</text:p>
          </table:table-cell>
          <table:table-cell table:style-name="ce10" office:value-type="string" calcext:value-type="string">
            <text:p>This GridSearchCV instance is not fitted yet. Call 'fit' with appropriate arguments before using this estimator.</text:p>
          </table:table-cell>
          <table:table-cell table:style-name="ce4" office:value-type="string" calcext:value-type="string">
            <text:p>'GridSearchCV' object has no attribute 'visualize'</text:p>
          </table:table-cell>
          <table:table-cell table:style-name="ce7" office:value-type="string" calcext:value-type="string">
            <text:p>This GridSearchCV instance is not fitted yet. Call 'fit' with appropriate arguments before using this estimator.</text:p>
          </table:table-cell>
          <table:table-cell table:style-name="ce7" office:value-type="string" calcext:value-type="string">
            <text:p>Cannot visualize a sklearn estimator</text:p>
          </table:table-cell>
          <table:table-cell table:style-name="ce10" office:value-type="string" calcext:value-type="string">
            <text:p>This GridSearchCV instance is not fitted yet. Call 'fit' with appropriate arguments before using this estimator.</text:p>
          </table:table-cell>
          <table:table-cell table:style-name="ce4" office:value-type="string" calcext:value-type="string">
            <text:p>'GridSearchCV' object has no attribute 'visualize'</text:p>
          </table:table-cell>
          <table:table-cell table:style-name="ce7" office:value-type="string" calcext:value-type="string">
            <text:p>'DataFrame' object has no attribute 'ravel'</text:p>
          </table:table-cell>
          <table:table-cell table:style-name="ce7" office:value-type="string" calcext:value-type="string">
            <text:p>Cannot visualize a sklearn estimator</text:p>
          </table:table-cell>
          <table:table-cell table:style-name="ce10" office:value-type="string" calcext:value-type="string">
            <text:p>&lt;IPython.core.display.Image object&gt;</text:p>
          </table:table-cell>
          <table:table-cell table:style-name="ce4" office:value-type="string" calcext:value-type="string">
            <text:p>'GridSearchCV' object has no attribute 'visualize'</text:p>
          </table:table-cell>
          <table:table-cell table:style-name="ce7" office:value-type="string" calcext:value-type="string">
            <text:p>'DataFrame' object has no attribute 'ravel'</text:p>
          </table:table-cell>
          <table:table-cell table:style-name="ce7" office:value-type="string" calcext:value-type="string">
            <text:p>Cannot visualize a sklearn estimator</text:p>
          </table:table-cell>
          <table:table-cell table:style-name="ce10" office:value-type="string" calcext:value-type="string">
            <text:p>&lt;IPython.core.display.Image object&gt;</text:p>
          </table:table-cell>
          <table:table-cell table:style-name="ce4" office:value-type="string" calcext:value-type="string">
            <text:p>'GridSearchCV' object has no attribute 'visualize'</text:p>
          </table:table-cell>
          <table:table-cell table:style-name="ce7" office:value-type="string" calcext:value-type="string">
            <text:p>dask cannot take callable for refit</text:p>
          </table:table-cell>
          <table:table-cell table:style-name="ce7" office:value-type="string" calcext:value-type="string">
            <text:p>Cannot visualize a sklearn estimator</text:p>
          </table:table-cell>
          <table:table-cell table:style-name="ce10" office:value-type="string" calcext:value-type="string">
            <text:p>&lt;IPython.core.display.Image object&gt;</text:p>
          </table:table-cell>
          <table:table-cell table:number-columns-repeated="99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6T16:27:42.043808464</dc:date>
    <meta:editing-duration>PT7M5S</meta:editing-duration>
    <meta:editing-cycles>4</meta:editing-cycles>
    <meta:generator>LibreOffice/7.3.7.2$Linux_X86_64 LibreOffice_project/30$Build-2</meta:generator>
    <meta:document-statistic meta:table-count="1" meta:cell-count="324" meta:object-count="0"/>
  </office:meta>
</office:document-meta>
</file>